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text-properties officeooo:rsid="0013aa64" officeooo:paragraph-rsid="00146852"/>
    </style:style>
    <style:style style:name="P3" style:family="paragraph" style:parent-style-name="Standard">
      <style:text-properties officeooo:paragraph-rsid="000e93fc"/>
    </style:style>
    <style:style style:name="P4" style:family="paragraph" style:parent-style-name="Standard">
      <style:paragraph-properties fo:text-align="end" style:justify-single-word="false"/>
      <style:text-properties fo:color="#579d1c" fo:font-size="13pt" fo:font-style="normal" fo:font-weight="normal" officeooo:rsid="0013aa64" officeooo:paragraph-rsid="000e93fc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3aa6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style="normal" fo:font-weight="normal" officeooo:rsid="00104e34" officeooo:paragraph-rsid="00104e34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P7" style:family="paragraph" style:parent-style-name="Standard">
      <style:text-properties officeooo:paragraph-rsid="0015ce68"/>
    </style:style>
    <style:style style:name="P8" style:family="paragraph" style:parent-style-name="Standard" style:master-page-name="">
      <style:paragraph-properties fo:margin-top="0.199cm" fo:margin-bottom="0cm" style:contextual-spacing="false" style:page-number="auto"/>
      <style:text-properties fo:color="#808080" officeooo:rsid="0013aa64" officeooo:paragraph-rsid="000e93fc"/>
    </style:style>
    <style:style style:name="P9" style:family="paragraph" style:parent-style-name="Standard">
      <style:paragraph-properties fo:margin-top="2cm" fo:margin-bottom="0cm" style:contextual-spacing="false"/>
      <style:text-properties officeooo:rsid="0013aa64" officeooo:paragraph-rsid="000e93fc"/>
    </style:style>
    <style:style style:name="P10" style:family="paragraph" style:parent-style-name="Heading_20_1">
      <style:text-properties officeooo:rsid="0013aa64" officeooo:paragraph-rsid="000e93fc"/>
    </style:style>
    <style:style style:name="P11" style:family="paragraph" style:parent-style-name="Heading_20_1">
      <style:text-properties officeooo:rsid="000f4913" officeooo:paragraph-rsid="0015ce68"/>
    </style:style>
    <style:style style:name="T1" style:family="text">
      <style:text-properties fo:color="#ff3366"/>
    </style:style>
    <style:style style:name="T2" style:family="text">
      <style:text-properties fo:color="#ff3366" fo:font-style="italic" officeooo:rsid="00651598" style:font-style-asian="italic" style:font-style-complex="italic"/>
    </style:style>
    <style:style style:name="T3" style:family="text">
      <style:text-properties fo:color="#ff3366" fo:font-style="italic" officeooo:rsid="00669d0d" style:font-style-asian="italic" style:font-style-complex="italic"/>
    </style:style>
    <style:style style:name="T4" style:family="text">
      <style:text-properties fo:color="#ff3366" officeooo:rsid="00104e34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italic" officeooo:rsid="0011f3cd" style:font-style-asian="italic" style:font-style-complex="italic"/>
    </style:style>
    <style:style style:name="T7" style:family="text">
      <style:text-properties style:use-window-font-color="true" fo:font-style="italic" officeooo:rsid="00651598" style:font-style-asian="italic" style:font-style-complex="italic"/>
    </style:style>
    <style:style style:name="T8" style:family="text">
      <style:text-properties officeooo:rsid="0013aa64"/>
    </style:style>
    <style:style style:name="T9" style:family="text">
      <style:text-properties officeooo:rsid="002f900e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13aa64" style:font-weight-asian="bold" style:font-weight-complex="bold"/>
    </style:style>
    <style:style style:name="T12" style:family="text">
      <style:text-properties officeooo:rsid="004c95ff"/>
    </style:style>
    <style:style style:name="T13" style:family="text">
      <style:text-properties officeooo:rsid="003acc45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5041e7"/>
    </style:style>
    <style:style style:name="T16" style:family="text">
      <style:text-properties officeooo:rsid="004c0fbf"/>
    </style:style>
    <style:style style:name="T17" style:family="text">
      <style:text-properties officeooo:rsid="0038d717"/>
    </style:style>
    <style:style style:name="T18" style:family="text">
      <style:text-properties officeooo:rsid="0048240b"/>
    </style:style>
    <style:style style:name="T19" style:family="text">
      <style:text-properties officeooo:rsid="003c09e7"/>
    </style:style>
    <style:style style:name="T20" style:family="text">
      <style:text-properties officeooo:rsid="00557676"/>
    </style:style>
    <style:style style:name="T21" style:family="text">
      <style:text-properties officeooo:rsid="00569178"/>
    </style:style>
    <style:style style:name="T22" style:family="text">
      <style:text-properties officeooo:rsid="0059728a"/>
    </style:style>
    <style:style style:name="T23" style:family="text">
      <style:text-properties officeooo:rsid="005b05ce"/>
    </style:style>
    <style:style style:name="T24" style:family="text">
      <style:text-properties officeooo:rsid="005b978b"/>
    </style:style>
    <style:style style:name="T25" style:family="text">
      <style:text-properties officeooo:rsid="005d25a6"/>
    </style:style>
    <style:style style:name="T26" style:family="text">
      <style:text-properties officeooo:rsid="005d422f"/>
    </style:style>
    <style:style style:name="T27" style:family="text">
      <style:text-properties officeooo:rsid="005d6808"/>
    </style:style>
    <style:style style:name="T28" style:family="text">
      <style:text-properties officeooo:rsid="005dc9a3"/>
    </style:style>
    <style:style style:name="T29" style:family="text">
      <style:text-properties officeooo:rsid="0061026b"/>
    </style:style>
    <style:style style:name="T30" style:family="text">
      <style:text-properties officeooo:rsid="005f91ad"/>
    </style:style>
    <style:style style:name="T31" style:family="text">
      <style:text-properties officeooo:rsid="0061020c"/>
    </style:style>
    <style:style style:name="T32" style:family="text">
      <style:text-properties officeooo:rsid="002ddfc0"/>
    </style:style>
    <style:style style:name="T33" style:family="text">
      <style:text-properties officeooo:rsid="001baa41"/>
    </style:style>
    <style:style style:name="T34" style:family="text">
      <style:text-properties officeooo:rsid="002314dc"/>
    </style:style>
    <style:style style:name="T35" style:family="text">
      <style:text-properties officeooo:rsid="001cd066"/>
    </style:style>
    <style:style style:name="T36" style:family="text">
      <style:text-properties officeooo:rsid="0024f14d"/>
    </style:style>
    <style:style style:name="T37" style:family="text">
      <style:text-properties officeooo:rsid="002315fe"/>
    </style:style>
    <style:style style:name="T38" style:family="text">
      <style:text-properties officeooo:rsid="00226cd4"/>
    </style:style>
    <style:style style:name="T39" style:family="text">
      <style:text-properties officeooo:rsid="00217515"/>
    </style:style>
    <style:style style:name="T40" style:family="text">
      <style:text-properties officeooo:rsid="002322a6"/>
    </style:style>
    <style:style style:name="T41" style:family="text">
      <style:text-properties officeooo:rsid="000b026e"/>
    </style:style>
    <style:style style:name="T42" style:family="text">
      <style:text-properties officeooo:rsid="00104e34"/>
    </style:style>
    <style:style style:name="T43" style:family="text">
      <style:text-properties fo:color="#33cc66"/>
    </style:style>
    <style:style style:name="T44" style:family="text">
      <style:text-properties officeooo:rsid="0010a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بسم</text:span> <text:span text:style-name="T1">الله</text:span> <text:span text:style-name="T43">الرحمن الرحيم</text:span></text:p>
      <text:p text:style-name="P5"><text:span text:style-name="T42">الحمد </text:span><text:span text:style-name="T4">لله</text:span><text:span text:style-name="T42"> </text:span><text:span text:style-name="T4">رب</text:span><text:span text:style-name="T42"> العالمين</text:span></text:p>
      <text:p text:style-name="P6">السلام عليكم</text:p>
      <text:h text:style-name="P10" text:outline-level="1">Твердые и мягкие буквы</text:h>
      <text:p text:style-name="P3"><text:span text:style-name="T8">Всегда произносятся твердо: </text:span><text:span text:style-name="Харфы">خ</text:span>, <text:span text:style-name="Харфы">ص</text:span>, <text:span text:style-name="Харфы">ض</text:span>, <text:span text:style-name="Харфы">ط</text:span>, <text:span text:style-name="Харфы">ظ</text:span>, <text:span text:style-name="Харфы">غ</text:span>, <text:span text:style-name="Харфы">ق</text:span>.</text:p>
      <text:p text:style-name="P3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9">харфах</text:span> <text:span text:style-name="T9">фатха</text:span> произносится с настройкой на <text:span text:style-name="Звук">о</text:span>, а <text:span text:style-name="T9">кясра</text:span> — на <text:span text:style-name="Звук">ы</text:span>.</text:p>
      <text:p text:style-name="P1">Остальные хар<text:span text:style-name="T9">ф</text:span>ы — мягкие.</text:p>
      <text:h text:style-name="P10" text:outline-level="1">Произношение звука "н" в букве "нун" с сукуном и танвине</text:h>
      <text:p text:style-name="P1"><text:span text:style-name="Правила"><text:span text:style-name="T10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2">некоторых изданиях </text:span>Куран<text:span text:style-name="T12">а </text:span>над <text:span text:style-name="Звук">н</text:span><text:span text:style-name="Звук"><text:span text:style-name="T13">ун</text:span></text:span> ст<text:span text:style-name="T12">авится</text:span> сукун, а танвины <text:span text:style-name="Звук">ан</text:span> и <text:span text:style-name="Звук">ин</text:span> отмеча<text:span text:style-name="T12">ются</text:span> черт<text:span text:style-name="T9">о</text:span>чками строго одна под другой.</text:p>
      <text:p text:style-name="P2"><text:span text:style-name="Правила"><text:span text:style-name="T10">Идгам</text:span></text:span>: если <text:span text:style-name="T14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9">о</text:span>щается, а одна из перечисленных удваивается. Причем <text:span text:style-name="Харфы">م ن و ي </text:span>произносятся с назализацией. В качестве указания в<text:span text:style-name="T12"> некоторых изданиях </text:span>Куран<text:span text:style-name="T12">а</text:span> над <text:span text:style-name="Звук">н</text:span><text:span text:style-name="Звук"><text:span text:style-name="T13">ун</text:span></text:span> не ставится сукун, а танвины <text:span text:style-name="Звук">ан</text:span> и <text:span text:style-name="Звук">ин</text:span> отмеча<text:span text:style-name="T15">ются</text:span> черт<text:span text:style-name="T9">о</text:span>чками несколько смещенными относительно друг друга.</text:p>
      <text:p text:style-name="P1"><text:span text:style-name="Правила"><text:span text:style-name="T10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2">некоторых изданиях </text:span>Куран<text:span text:style-name="T12">а</text:span> над <text:span text:style-name="Звук">н</text:span><text:span text:style-name="Звук"><text:span text:style-name="T13">ун</text:span></text:span> вместо сукуна и вместо одной огласовки танвина <text:span text:style-name="T16">пи</text:span><text:span text:style-name="T15">шется</text:span> маленькая буква <text:span text:style-name="Звук">м</text:span><text:span text:style-name="Звук"><text:span text:style-name="T17">им</text:span></text:span>.</text:p>
      <text:p text:style-name="P1"><text:span text:style-name="Правила"><text:span text:style-name="T10">Ихфа</text:span></text:span>: в остальных случаях <text:span text:style-name="Звук">н</text:span> произносится <text:span text:style-name="T18">приглушенно </text:span>на два счета с назализацией. В качестве указания в <text:span text:style-name="T12">некоторых изданиях </text:span>Куран<text:span text:style-name="T12">а</text:span> над <text:span text:style-name="Звук">н</text:span><text:span text:style-name="Звук"><text:span text:style-name="T13">ун</text:span></text:span> не ставится сукун, а танвины <text:span text:style-name="Звук">ан</text:span> и <text:span text:style-name="Звук">ин</text:span> отмеча<text:span text:style-name="T15">ются</text:span> черт<text:span text:style-name="T9">о</text:span>чками несколько смещенными относительно друг друга.</text:p>
      <text:h text:style-name="P10" text:outline-level="1"><text:soft-page-break/>Произношение звука "м" в букве "мим" с сукуном</text:h>
      <text:p text:style-name="P1"><text:span text:style-name="Правила"><text:span text:style-name="T10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2">некоторых изданиях </text:span>Куран<text:span text:style-name="T12">а</text:span> над <text:span text:style-name="Звук">м</text:span><text:span text:style-name="Звук"><text:span text:style-name="T13">им</text:span></text:span> не ставится сукун.</text:p>
      <text:p text:style-name="P3"><text:span text:style-name="Правила"><text:span text:style-name="T11">Идгам шафави</text:span></text:span><text:span text:style-name="T8">: если после </text:span><text:span text:style-name="Звук">м</text:span><text:span text:style-name="T8"> следует </text:span><text:span text:style-name="Харфы"><text:span text:style-name="T8">م</text:span></text:span><text:span text:style-name="T8">, то </text:span><text:span text:style-name="Звук">м</text:span><text:span text:style-name="T8"> первой буквы </text:span><text:span text:style-name="Звук">мим</text:span><text:span text:style-name="T8"> с сукуном не читается, а второй произносится на два счета с назализацией при сомкнутых губах. В качестве указания в </text:span><text:span text:style-name="T12">некоторых изданиях </text:span><text:span text:style-name="T8">Куран</text:span><text:span text:style-name="T12">а</text:span><text:span text:style-name="T8"> над первой </text:span><text:span text:style-name="Звук">м</text:span><text:span text:style-name="Звук"><text:span text:style-name="T19">им</text:span></text:span><text:span text:style-name="T8"> не ставится сукун, а над второй ставится шадда.</text:span></text:p>
      <text:p text:style-name="P1"><text:span text:style-name="Правила"><text:span text:style-name="T10">Изхар шафави</text:span></text:span>: в остальных случаях <text:span text:style-name="Звук">м</text:span> произносится четко и ясно.</text:p>
      <text:h text:style-name="P10" text:outline-level="1">Идгам</text:h>
      <text:p text:style-name="P1"><text:span text:style-name="Правила"><text:span text:style-name="T10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20">а последующая — с любой из </text:span><text:span text:style-name="T21">трех </text:span><text:span text:style-name="T20">огласовок, </text:span>то первая погл<text:span text:style-name="T9">о</text:span>щается, а вторая удваивается. В качестве указания в <text:span text:style-name="T12">некоторых изданиях </text:span>Куран<text:span text:style-name="T12">а</text:span> над первой <text:span text:style-name="T16">буквой</text:span> не ставится <text:span text:style-name="T16">харакят</text:span>, а над второй ставится шадда.</text:p>
      <text:p text:style-name="P1"><text:span text:style-name="Правила"><text:span text:style-name="T10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20">а последующая — с любой из </text:span><text:span text:style-name="T21">трех</text:span><text:span text:style-name="T20"> огласовок,</text:span> то первая погл<text:span text:style-name="T9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9">о</text:span>щается — с началом его произнесения про<text:span text:style-name="T9">и</text:span>сходит переход на следующую. В качестве указания в <text:span text:style-name="T12">некоторых изданиях </text:span>Куран<text:span text:style-name="T12">а</text:span> над первой не ставится сукун, а над второй ставится шадда.</text:p>
      <text:p text:style-name="P1"><text:span text:style-name="Правила"><text:span text:style-name="T10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2">а последующая — с любой из трех огласовок,</text:span> то первая погл<text:span text:style-name="T9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10" text:outline-level="1">Мад</text:h>
      <text:p text:style-name="P1"><text:span text:style-name="Правила"><text:span text:style-name="T10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10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3">но</text:span> предпочтительней —<text:span text:style-name="T24"> </text:span>на 4 <text:soft-page-break/>или 5.</text:p>
      <text:p text:style-name="P1"><text:span text:style-name="Правила"><text:span text:style-name="T10">Лязым</text:span></text:span>: если в одном слове пос<text:span text:style-name="T9">л</text:span>е буквы удлинения стоит постоянный сукун <text:span text:style-name="T25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10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10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5">т. е.</text:span> появится случайный сукун, то звук данных букв тянется на 2, 4 или 6 счетов.</text:p>
      <text:p text:style-name="P8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6">необходимо соблюдать одинаковую протяженность удлинения</text:span>.</text:p>
      <text:h text:style-name="P10" text:outline-level="1">Чтение буквы ه на конце слова</text:h>
      <text:p text:style-name="P1">Если перед <text:span text:style-name="Харфы"><text:span text:style-name="T27">ه</text:span></text:span><text:span text:style-name="T27">, написанной на конце слова с даммой или кясрой (т. е. это слитное </text:span>местоимение 3 лица, единственного числа, мужского рода<text:span text:style-name="T27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8"> </text:span>на 6. <text:span text:style-name="T29">Но если за ней следует буква с сукуном, то гласный не тянется. </text:span>В качестве указания в <text:span text:style-name="T12">некоторых изданиях </text:span>Куран<text:span text:style-name="T12">а</text:span> ставится маленькая <text:span text:style-name="Харфы">ي</text:span> или <text:span text:style-name="Харфы">و</text:span> <text:span text:style-name="T30">в соответствии с удлиняемым хар</text:span><text:span text:style-name="T31">о</text:span><text:span text:style-name="T30">кятом.</text:span></text:p>
      <text:h text:style-name="P11" text:outline-level="1">Чтение соединительной хамзы</text:h>
      <text:p text:style-name="P7">В начале<text:span text:style-name="T41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h text:style-name="P10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10" text:outline-level="1"><text:soft-page-break/>Пауза</text:h>
      <text:p text:style-name="P3"><text:span text:style-name="T8">Пауза — прекращ</text:span><text:span text:style-name="T9">е</text:span><text:span text:style-name="T8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8"> ۜ </text:span></text:span><text:span text:style-name="Харфы"><text:span text:style-name="T32"><text:s/></text:span></text:span><text:span text:style-name="T8">.</text:span></text:p>
      <text:h text:style-name="P10" text:outline-level="1">Остановка</text:h>
      <text:p text:style-name="P1">Может быть произведена по окончании аята — это <text:span text:style-name="T44">С</text:span>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3"><text:span text:style-name="T8">1)</text:span><text:span text:style-name="Харфы"><text:span text:style-name="T33"> ۖ</text:span></text:span><text:span text:style-name="Харфы"><text:span text:style-name="T34"> </text:span></text:span><text:span text:style-name="Харфы"><text:span text:style-name="T33"><text:s/></text:span></text:span><text:span text:style-name="T8">- остановка разрешена, но лучше продолжить;</text:span></text:p>
      <text:p text:style-name="P3"><text:span text:style-name="T8">2)</text:span><text:span text:style-name="Харфы"><text:span text:style-name="T35"> ۗ</text:span></text:span><text:span text:style-name="Харфы"><text:span text:style-name="T36"> </text:span></text:span><text:span text:style-name="Харфы"><text:span text:style-name="T8"><text:s/></text:span></text:span><text:span text:style-name="T8">- остановка разрешена и лучше остановиться;</text:span></text:p>
      <text:p text:style-name="P3"><text:span text:style-name="T8">3)</text:span><text:span text:style-name="Харфы"><text:span text:style-name="T8"> </text:span></text:span><text:span text:style-name="Харфы">ۘ</text:span><text:span text:style-name="Харфы"><text:span text:style-name="T37"> </text:span></text:span><text:span text:style-name="Харфы"><text:span text:style-name="T8"><text:s/></text:span></text:span><text:span text:style-name="T8">- остановка обязательна;</text:span></text:p>
      <text:p text:style-name="P3"><text:span text:style-name="T8">4)</text:span><text:span text:style-name="Харфы"><text:span text:style-name="T8"> </text:span></text:span><text:span text:style-name="Харфы"><text:span text:style-name="T38">ۙ</text:span></text:span><text:span text:style-name="Харфы"><text:span text:style-name="T34"> </text:span></text:span><text:span text:style-name="Харфы"><text:span text:style-name="T8"><text:s/></text:span></text:span><text:span text:style-name="T8">- остановка запрещена;</text:span></text:p>
      <text:p text:style-name="P3"><text:span text:style-name="T8">5)</text:span><text:span text:style-name="Харфы"><text:span text:style-name="T8"> </text:span></text:span><text:span text:style-name="Харфы"><text:span text:style-name="T33">ۚ</text:span></text:span><text:span text:style-name="Харфы"><text:span text:style-name="T34"> </text:span></text:span><text:span text:style-name="Харфы"><text:span text:style-name="T38"><text:s/></text:span></text:span><text:span text:style-name="T8">- остановка разрешена;</text:span></text:p>
      <text:p text:style-name="P3"><text:span text:style-name="T8">6)</text:span><text:span text:style-name="T38"> </text:span><text:span text:style-name="Харфы"><text:span text:style-name="T39"><text:s/>ۛ ۛ</text:span></text:span><text:span text:style-name="Харфы"><text:span text:style-name="T38"> </text:span></text:span><text:span text:style-name="T8">- остановка допустима лишь в одном из мест, обозначенным</text:span><text:span text:style-name="Харфы"><text:span text:style-name="T8"> ۛ</text:span></text:span><text:span text:style-name="Харфы"><text:span text:style-name="T40"> </text:span></text:span><text:span text:style-name="T8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p text:style-name="P9"><text:span text:style-name="T6">И</text:span><text:span text:style-name="T7">з</text:span><text:span text:style-name="T2"> Аббясова</text:span><text:span text:style-name="T3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style:style style:name="Пункт" style:family="text">
      <style:text-properties fo:color="#0084d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2-20T10:39:33</dc:date>
    <dc:creator>Yerzhan </dc:creator>
    <meta:editing-duration>PT20M40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4" meta:paragraph-count="72" meta:word-count="1222" meta:character-count="7161" meta:non-whitespace-character-count="6004"/>
  </office:meta>
</office:document-meta>
</file>